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c1e7" officeooo:paragraph-rsid="001bc1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P) Copyright was: 30 November 2017 Futuramerlin</text:p>
      <text:p text:style-name="P1">(C) Copyright was: 30 November 2017 Futuramerlin</text:p>
      <text:p text:style-name="P1">Track (P) Copyright was: ? 30 November 2017 Futuramerlin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5T01:29:19.379479726</meta:creation-date>
    <dc:date>2020-12-05T01:31:30.107537068</dc:date>
    <meta:editing-duration>PT2M12S</meta:editing-duration>
    <meta:editing-cycles>1</meta:editing-cycles>
    <meta:document-statistic meta:table-count="0" meta:image-count="0" meta:object-count="0" meta:page-count="1" meta:paragraph-count="3" meta:word-count="23" meta:character-count="152" meta:non-whitespace-character-count="132"/>
    <meta:generator>LibreOffice/6.4.6.2$Linux_X86_64 LibreOffice_project/40$Build-2</meta:generator>
  </office:meta>
</office:document-meta>
</file>